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1.681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3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en" fo:country="IN"/>
    </style:style>
    <style:style style:name="ce1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fo:language="en" fo:country="IN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0000ff" style:font-name="Cambria" fo:font-size="7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Name(<text:span text:style-name="T1">Arrange in ascending order</text:span>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SKU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B Printing</text:p>
          </table:table-cell>
          <table:table-cell table:style-name="ce2"/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1.3” OLED Displ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7" calcext:value-type="float">
            <text:p>367</text:p>
          </table:table-cell>
          <table:table-cell table:style-name="ce7" office:value-type="string" calcext:value-type="string">
            <text:p><text:a xlink:href="https://robu.in/product/1-3-inch-i2c-iic-oled-4-pin-lcd-module-4pin-with-vcc-gnd-blue/" xlink:type="simple">https://robu.in/product/1-3-inch-i2c-iic-oled-4-pin-lcd-module-4pin-with-vcc-gnd-blue/</text:a></text:p>
          </table:table-cell>
          <table:table-cell table:style-name="ce7" office:value-type="float" office:value="617729" calcext:value-type="float">
            <text:p>61772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STM32F103C8T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89" calcext:value-type="float">
            <text:p>189</text:p>
          </table:table-cell>
          <table:table-cell table:style-name="ce7" office:value-type="string" calcext:value-type="string">
            <text:p><text:a xlink:href="https://sharvielectronics.com/product/stm32f103c8t6-arm-microcontroller-lqfp-48-package/" xlink:type="simple">https://sharvielectronics.com/product/stm32f103c8t6-arm-microcontroller-lqfp-48-package/</text:a></text:p>
          </table:table-cell>
          <table:table-cell table:style-name="ce7" office:value-type="string" calcext:value-type="string">
            <text:p>ST2103SD096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On/Off Sw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https://robu.in/product/4mm-spdt-1p2t-slide-switch-pack-of-10/" xlink:type="simple">https://robu.in/product/4mm-spdt-1p2t-slide-switch-pack-of-10/</text:a></text:p>
          </table:table-cell>
          <table:table-cell table:style-name="ce7" office:value-type="float" office:value="578531" calcext:value-type="float">
            <text:p>57853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IR Emitter and Receiver LED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<text:a xlink:href="https://robocomp.in/product/5mm-ir-infrared-transmitter-and-receiver-led-pair/" xlink:type="simple">https://robocomp.in/product/5mm-ir-infrared-transmitter-and-receiver-led-pair/</text:a>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4" office:value-type="string" calcext:value-type="string">
            <text:p>OP-Amp LMV321W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https://robu.in/product/lmv321wg-7-5-5v-rail-to-rail-output-operational-amplifier-5-pin-sot25/" xlink:type="simple">https://robu.in/product/lmv321wg-7-5-5v-rail-to-rail-output-operational-amplifier-5-pin-sot25/</text:a></text:p>
          </table:table-cell>
          <table:table-cell table:style-name="ce7" office:value-type="float" office:value="1089289" calcext:value-type="float">
            <text:p>1089289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4" office:value-type="string" calcext:value-type="string">
            <text:p>Indication Yellow LE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0"/>
          <table:table-cell table:style-name="ce22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MS1117 3.3v regula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0" office:value-type="string" calcext:value-type="string">
            <text:p><text:span text:style-name="T2"><text:a xlink:href="https://robu.in/product/ams1117-3-3v-1a-sot-223-voltage-regulator-ic-pack-of-5-ics/" xlink:type="simple">https://robu.in/product/ams1117-3-3v-1a-sot-223-voltage-regulator-ic-pack-of-5-ics/</text:a></text:span></text:p>
          </table:table-cell>
          <table:table-cell table:style-name="ce22" office:value-type="float" office:value="162032" calcext:value-type="float">
            <text:p>16203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5" office:value-type="string" calcext:value-type="string">
            <text:p>Crystal Oscilla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5" calcext:value-type="float">
            <text:p>9.5</text:p>
          </table:table-cell>
          <table:table-cell table:style-name="ce7" office:value-type="string" calcext:value-type="string">
            <text:p><text:a xlink:href="https://sharvielectronics.com/product/hc-49smd-8mhz-surface-mount-crystal-20pf-oscillator-x49sm8msd2sc/" xlink:type="simple">https://sharvielectronics.com/product/hc-49smd-8mhz-surface-mount-crystal-20pf-oscillator-x49sm8msd2sc/</text:a></text:p>
          </table:table-cell>
          <table:table-cell table:style-name="ce7" office:value-type="string" calcext:value-type="string">
            <text:p>ST2103SD080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5" office:value-type="string" calcext:value-type="string">
            <text:p>Toggle Swit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https://robu.in/product/362-5mm-tactile-push-button-switch-20pcs/" xlink:type="simple">https://robu.in/product/362-5mm-tactile-push-button-switch-20pcs/</text:a></text:p>
          </table:table-cell>
          <table:table-cell table:style-name="ce7" office:value-type="float" office:value="524297" calcext:value-type="float">
            <text:p>52429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Ferrite Bea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3" calcext:value-type="float">
            <text:p>8.3</text:p>
          </table:table-cell>
          <table:table-cell table:style-name="ce7" office:value-type="string" calcext:value-type="string">
            <text:p><text:a xlink:href="https://www.digikey.in/en/products/detail/murata-electronics/BLM18KG121TN1D/1982762" xlink:type="simple">https://www.digikey.in/en/products/detail/murata-electronics/BLM18KG121TN1D/1982762</text:a></text:p>
          </table:table-cell>
          <table:table-cell table:style-name="ce7"/>
          <table:table-cell table:style-name="Default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5" office:value-type="string" calcext:value-type="string">
            <text:p>10k Trimmer Potentiome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https://robu.in/product/3296w-10k-ohm-trimpot-trimmer-potentiometer-pack-of-5/" xlink:type="simple">https://robu.in/product/3296w-10k-ohm-trimpot-trimmer-potentiometer-pack-of-5/</text:a></text:p>
          </table:table-cell>
          <table:table-cell table:style-name="ce7" office:value-type="float" office:value="611196" calcext:value-type="float">
            <text:p>611196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<text:s/>For v2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Battery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9" office:value-type="string" calcext:value-type="string">
            <text:p>Battery Charging Cirucit (Type C)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TOTAL AMOUNT (in Rs.) =</text:p>
          </table:table-cell>
          <table:table-cell table:style-name="ce1"/>
          <table:table-cell table:style-name="ce1" table:formula="of:=SUMPRODUCT([.C2:.C31];[.D2:.D31])" office:value-type="float" office:value="1025.8" calcext:value-type="float">
            <text:p>1025.8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</number:time-style>
    <number:time-style style:name="N10154" number:language="en" number:country="US">
      <number:hours/>
      <number:text>:</number:text>
      <number:minutes number:style="long"/>
      <number:text> </number:text>
      <number:am-pm/>
    </number:time-style>
    <number:date-style style:name="N10153" number:language="en" number:country="US">
      <number:day/>
      <number:text>-</number:text>
      <number:month number:textual="true"/>
    </number:dat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9-09T22:04:36.240251462</dc:date>
    <meta:editing-duration>PT5H14M5S</meta:editing-duration>
    <meta:editing-cycles>13</meta:editing-cycles>
    <meta:document-statistic meta:table-count="1" meta:cell-count="91" meta:object-count="0"/>
  </office:meta>
</office:document-meta>
</file>